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1a2c" officeooo:paragraph-rsid="00021a2c"/>
    </style:style>
    <style:style style:name="P2" style:family="paragraph" style:parent-style-name="Standard" style:list-style-name="L1">
      <style:text-properties officeooo:rsid="00021a2c" officeooo:paragraph-rsid="00021a2c"/>
    </style:style>
    <style:style style:name="P3" style:family="paragraph" style:parent-style-name="Standard">
      <style:text-properties fo:color="#c9211e" style:font-name="Arial Black" fo:font-weight="bold" officeooo:rsid="00021a2c" officeooo:paragraph-rsid="00021a2c" style:font-weight-asian="bold" style:font-weight-complex="bold"/>
    </style:style>
    <style:style style:name="P4" style:family="paragraph" style:parent-style-name="Standard">
      <style:text-properties fo:color="#c9211e" style:font-name="Arial Black" fo:font-weight="bold" officeooo:rsid="0007e480" officeooo:paragraph-rsid="0007e480" style:font-weight-asian="bold" style:font-weight-complex="bold"/>
    </style:style>
    <style:style style:name="P5" style:family="paragraph" style:parent-style-name="Standard" style:list-style-name="L2">
      <style:text-properties officeooo:rsid="0007e480" officeooo:paragraph-rsid="0007e480"/>
    </style:style>
    <style:style style:name="P6" style:family="paragraph" style:parent-style-name="Standard" style:list-style-name="L2">
      <style:text-properties officeooo:rsid="00095345" officeooo:paragraph-rsid="00095345"/>
    </style:style>
    <style:style style:name="P7" style:family="paragraph" style:parent-style-name="Standard">
      <style:text-properties officeooo:rsid="00095345" officeooo:paragraph-rsid="00095345"/>
    </style:style>
    <style:style style:name="T1" style:family="text">
      <style:text-properties officeooo:rsid="00055550"/>
    </style:style>
    <style:style style:name="T2" style:family="text">
      <style:text-properties officeooo:rsid="00062347"/>
    </style:style>
    <style:style style:name="T3" style:family="text">
      <style:text-properties officeooo:rsid="000d0e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oney Modeli</text:p>
      <text:list xml:id="list1703252516" text:style-name="L1">
        <text:list-item>
          <text:p text:style-name="P2">Verinin tanımlanması</text:p>
        </text:list-item>
        <text:list-item>
          <text:p text:style-name="P2">Verinin <text:span text:style-name="T1">O</text:span>rganize Edilmesi ve İndirgenmesi</text:p>
        </text:list-item>
        <text:list-item>
          <text:p text:style-name="P2"><text:span text:style-name="T2">V</text:span>eri Gösterimi</text:p>
        </text:list-item>
        <text:list-item>
          <text:p text:style-name="P2">Verinin Analiz Edilmesi ve Yorumlanması</text:p>
        </text:list-item>
      </text:list>
      <text:p text:style-name="P1"/>
      <text:p text:style-name="P4">İstatistiksel Düşünme Seviyeleri</text:p>
      <text:list xml:id="list3728549025" text:style-name="L2">
        <text:list-item>
          <text:p text:style-name="P5">Kişiye Özgülük (Seviye 1) →<text:span text:style-name="T3"> Kişiye göre yorumlama</text:span></text:p>
        </text:list-item>
        <text:list-item>
          <text:p text:style-name="P5">Geçici (Seviye 2) →<text:span text:style-name="T3"> Veri üzerinde ufak ufak bakış açısı kazanmış olur</text:span></text:p>
        </text:list-item>
        <text:list-item>
          <text:p text:style-name="P5">Nicel (Seviye 3) →<text:span text:style-name="T3"> İstatistik yetenekleri kullanır ve veri ile istatistik arasına biraz ilişki</text:span></text:p>
        </text:list-item>
        <text:list-item>
          <text:p text:style-name="P6">Analitik (Seviye 4) →<text:span text:style-name="T3"> veri ile bağlam arasında ilişki kurabilir, bunları kanıtlayabilir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7T19:28:39.480000000</dc:date>
    <meta:editing-duration>PT5M26S</meta:editing-duration>
    <meta:editing-cycles>9</meta:editing-cycles>
    <meta:document-statistic meta:table-count="0" meta:image-count="0" meta:object-count="0" meta:page-count="1" meta:paragraph-count="10" meta:word-count="73" meta:character-count="466" meta:non-whitespace-character-count="411"/>
  </office:meta>
</office:document-meta>
</file>